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table table:name="em_bic" table:style-name="ta1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K=1</text:p>
          </table:table-cell>
          <table:table-cell table:style-name="ce1" office:value-type="string" calcext:value-type="string">
            <text:p>K=2</text:p>
          </table:table-cell>
          <table:table-cell table:style-name="ce1" office:value-type="string" calcext:value-type="string">
            <text:p>K=3</text:p>
          </table:table-cell>
          <table:table-cell table:style-name="ce1" office:value-type="string" calcext:value-type="string">
            <text:p>K=4</text:p>
          </table:table-cell>
          <table:table-cell table:style-name="ce1" office:value-type="string" calcext:value-type="string">
            <text:p>K=5</text:p>
          </table:table-cell>
          <table:table-cell table:style-name="ce1" office:value-type="string" calcext:value-type="string">
            <text:p>K=6</text:p>
          </table:table-cell>
          <table:table-cell table:style-name="ce1" office:value-type="string" calcext:value-type="string">
            <text:p>K=7</text:p>
          </table:table-cell>
          <table:table-cell table:style-name="ce1" office:value-type="string" calcext:value-type="string">
            <text:p>K=8</text:p>
          </table:table-cell>
          <table:table-cell table:style-name="ce1" office:value-type="string" calcext:value-type="string">
            <text:p>K=9</text:p>
          </table:table-cell>
          <table:table-cell table:style-name="ce1"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92880408.6569" calcext:value-type="float">
            <text:p>9.29E+07</text:p>
          </table:table-cell>
          <table:table-cell table:style-name="ce3" office:value-type="float" office:value="81140311.7576" calcext:value-type="float">
            <text:p>8.11E+07</text:p>
          </table:table-cell>
          <table:table-cell office:value-type="float" office:value="81765640.8092" calcext:value-type="float">
            <text:p>8.18E+07</text:p>
          </table:table-cell>
          <table:table-cell office:value-type="float" office:value="84537105.7828" calcext:value-type="float">
            <text:p>8.45E+07</text:p>
          </table:table-cell>
          <table:table-cell office:value-type="float" office:value="87304555.2477" calcext:value-type="float">
            <text:p>8.73E+07</text:p>
          </table:table-cell>
          <table:table-cell office:value-type="float" office:value="92222186.8345" calcext:value-type="float">
            <text:p>9.22E+07</text:p>
          </table:table-cell>
          <table:table-cell office:value-type="float" office:value="92801381.9125" calcext:value-type="float">
            <text:p>9.28E+07</text:p>
          </table:table-cell>
          <table:table-cell office:value-type="float" office:value="97752069.8083" calcext:value-type="float">
            <text:p>9.78E+07</text:p>
          </table:table-cell>
          <table:table-cell office:value-type="float" office:value="98357794.5067" calcext:value-type="float">
            <text:p>9.84E+07</text:p>
          </table:table-cell>
          <table:table-cell office:value-type="float" office:value="117801791.286" calcext:value-type="float">
            <text:p>1.18E+08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6769679.93684" calcext:value-type="float">
            <text:p>6.77E+06</text:p>
          </table:table-cell>
          <table:table-cell office:value-type="float" office:value="4186876.10214" calcext:value-type="float">
            <text:p>4.19E+06</text:p>
          </table:table-cell>
          <table:table-cell table:style-name="ce3" office:value-type="float" office:value="3519699.23434" calcext:value-type="float">
            <text:p>3.52E+06</text:p>
          </table:table-cell>
          <table:table-cell office:value-type="float" office:value="3618080.36604" calcext:value-type="float">
            <text:p>3.62E+06</text:p>
          </table:table-cell>
          <table:table-cell office:value-type="float" office:value="3878603.7975" calcext:value-type="float">
            <text:p>3.88E+06</text:p>
          </table:table-cell>
          <table:table-cell office:value-type="float" office:value="4098243.05846" calcext:value-type="float">
            <text:p>4.10E+06</text:p>
          </table:table-cell>
          <table:table-cell office:value-type="float" office:value="4400275.8621" calcext:value-type="float">
            <text:p>4.40E+06</text:p>
          </table:table-cell>
          <table:table-cell office:value-type="float" office:value="4542614.97102" calcext:value-type="float">
            <text:p>4.54E+06</text:p>
          </table:table-cell>
          <table:table-cell office:value-type="float" office:value="4889605.20254" calcext:value-type="float">
            <text:p>4.89E+06</text:p>
          </table:table-cell>
          <table:table-cell office:value-type="float" office:value="5055933.12116" calcext:value-type="float">
            <text:p>5.06E+06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table:style-name="ce3" office:value-type="float" office:value="185458176.51" calcext:value-type="float">
            <text:p>1.85E+08</text:p>
          </table:table-cell>
          <table:table-cell office:value-type="float" office:value="185784559.328" calcext:value-type="float">
            <text:p>1.86E+08</text:p>
          </table:table-cell>
          <table:table-cell office:value-type="float" office:value="190380363.707" calcext:value-type="float">
            <text:p>1.90E+08</text:p>
          </table:table-cell>
          <table:table-cell office:value-type="float" office:value="190768828.624" calcext:value-type="float">
            <text:p>1.91E+08</text:p>
          </table:table-cell>
          <table:table-cell office:value-type="float" office:value="194726022.683" calcext:value-type="float">
            <text:p>1.95E+08</text:p>
          </table:table-cell>
          <table:table-cell office:value-type="float" office:value="194779602.711" calcext:value-type="float">
            <text:p>1.95E+08</text:p>
          </table:table-cell>
          <table:table-cell office:value-type="float" office:value="197531531.455" calcext:value-type="float">
            <text:p>1.98E+08</text:p>
          </table:table-cell>
          <table:table-cell office:value-type="float" office:value="200273030.102" calcext:value-type="float">
            <text:p>2.00E+08</text:p>
          </table:table-cell>
          <table:table-cell office:value-type="float" office:value="202954753.48" calcext:value-type="float">
            <text:p>2.03E+08</text:p>
          </table:table-cell>
          <table:table-cell office:value-type="float" office:value="205248500.548" calcext:value-type="float">
            <text:p>2.05E+08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11192612.8748" calcext:value-type="float">
            <text:p>1.12E+07</text:p>
          </table:table-cell>
          <table:table-cell office:value-type="float" office:value="7909116.00336" calcext:value-type="float">
            <text:p>7.91E+06</text:p>
          </table:table-cell>
          <table:table-cell table:style-name="ce3" office:value-type="float" office:value="7758780.77017" calcext:value-type="float">
            <text:p>7.76E+06</text:p>
          </table:table-cell>
          <table:table-cell office:value-type="float" office:value="7950123.9858" calcext:value-type="float">
            <text:p>7.95E+06</text:p>
          </table:table-cell>
          <table:table-cell office:value-type="float" office:value="8270940.49709" calcext:value-type="float">
            <text:p>8.27E+06</text:p>
          </table:table-cell>
          <table:table-cell office:value-type="float" office:value="8516989.00122" calcext:value-type="float">
            <text:p>8.52E+06</text:p>
          </table:table-cell>
          <table:table-cell office:value-type="float" office:value="8736875.23105" calcext:value-type="float">
            <text:p>8.74E+06</text:p>
          </table:table-cell>
          <table:table-cell office:value-type="float" office:value="8937082.5347" calcext:value-type="float">
            <text:p>8.94E+06</text:p>
          </table:table-cell>
          <table:table-cell office:value-type="float" office:value="9180928.58382" calcext:value-type="float">
            <text:p>9.18E+06</text:p>
          </table:table-cell>
          <table:table-cell office:value-type="float" office:value="9548938.64958" calcext:value-type="float">
            <text:p>9.55E+06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table:style-name="ce3" office:value-type="float" office:value="217948090.585" calcext:value-type="float">
            <text:p>2.18E+08</text:p>
          </table:table-cell>
          <table:table-cell office:value-type="float" office:value="223134976.827" calcext:value-type="float">
            <text:p>2.23E+08</text:p>
          </table:table-cell>
          <table:table-cell office:value-type="float" office:value="228315974.939" calcext:value-type="float">
            <text:p>2.28E+08</text:p>
          </table:table-cell>
          <table:table-cell office:value-type="float" office:value="232768453.053" calcext:value-type="float">
            <text:p>2.33E+08</text:p>
          </table:table-cell>
          <table:table-cell office:value-type="float" office:value="236641917.151" calcext:value-type="float">
            <text:p>2.37E+08</text:p>
          </table:table-cell>
          <table:table-cell office:value-type="float" office:value="241003187.898" calcext:value-type="float">
            <text:p>2.41E+08</text:p>
          </table:table-cell>
          <table:table-cell office:value-type="float" office:value="247048265.874" calcext:value-type="float">
            <text:p>2.47E+08</text:p>
          </table:table-cell>
          <table:table-cell office:value-type="float" office:value="252246824.882" calcext:value-type="float">
            <text:p>2.52E+08</text:p>
          </table:table-cell>
          <table:table-cell office:value-type="float" office:value="259439420.968" calcext:value-type="float">
            <text:p>2.59E+08</text:p>
          </table:table-cell>
          <table:table-cell office:value-type="float" office:value="262009384.216" calcext:value-type="float">
            <text:p>2.62E+08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235964587.929" calcext:value-type="float">
            <text:p>2.36E+08</text:p>
          </table:table-cell>
          <table:table-cell office:value-type="float" office:value="219014175.286" calcext:value-type="float">
            <text:p>2.19E+08</text:p>
          </table:table-cell>
          <table:table-cell table:style-name="ce3" office:value-type="float" office:value="215558286.217" calcext:value-type="float">
            <text:p>2.16E+08</text:p>
          </table:table-cell>
          <table:table-cell office:value-type="float" office:value="217173475.772" calcext:value-type="float">
            <text:p>2.17E+08</text:p>
          </table:table-cell>
          <table:table-cell office:value-type="float" office:value="223651731.744" calcext:value-type="float">
            <text:p>2.24E+08</text:p>
          </table:table-cell>
          <table:table-cell office:value-type="float" office:value="226050843.55" calcext:value-type="float">
            <text:p>2.26E+08</text:p>
          </table:table-cell>
          <table:table-cell office:value-type="float" office:value="232424931.846" calcext:value-type="float">
            <text:p>2.32E+08</text:p>
          </table:table-cell>
          <table:table-cell office:value-type="float" office:value="245699226.017" calcext:value-type="float">
            <text:p>2.46E+08</text:p>
          </table:table-cell>
          <table:table-cell office:value-type="float" office:value="239404991.833" calcext:value-type="float">
            <text:p>2.39E+08</text:p>
          </table:table-cell>
          <table:table-cell office:value-type="float" office:value="243282903.302" calcext:value-type="float">
            <text:p>2.43E+08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507918174.79" calcext:value-type="float">
            <text:p>5.08E+08</text:p>
          </table:table-cell>
          <table:table-cell office:value-type="float" office:value="497623791.132" calcext:value-type="float">
            <text:p>4.98E+08</text:p>
          </table:table-cell>
          <table:table-cell table:style-name="ce3" office:value-type="float" office:value="495898145.729" calcext:value-type="float">
            <text:p>4.96E+08</text:p>
          </table:table-cell>
          <table:table-cell office:value-type="float" office:value="499859692.743" calcext:value-type="float">
            <text:p>5.00E+08</text:p>
          </table:table-cell>
          <table:table-cell office:value-type="float" office:value="501101592.824" calcext:value-type="float">
            <text:p>5.01E+08</text:p>
          </table:table-cell>
          <table:table-cell office:value-type="float" office:value="505170447.143" calcext:value-type="float">
            <text:p>5.05E+08</text:p>
          </table:table-cell>
          <table:table-cell office:value-type="float" office:value="509526796.393" calcext:value-type="float">
            <text:p>5.10E+08</text:p>
          </table:table-cell>
          <table:table-cell office:value-type="float" office:value="509871331.373" calcext:value-type="float">
            <text:p>5.10E+08</text:p>
          </table:table-cell>
          <table:table-cell office:value-type="float" office:value="518192389.751" calcext:value-type="float">
            <text:p>5.18E+08</text:p>
          </table:table-cell>
          <table:table-cell office:value-type="float" office:value="522681354.883" calcext:value-type="float">
            <text:p>5.23E+08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57007056.6858" calcext:value-type="float">
            <text:p>5.70E+07</text:p>
          </table:table-cell>
          <table:table-cell table:style-name="ce3" office:value-type="float" office:value="55950063.661" calcext:value-type="float">
            <text:p>5.60E+07</text:p>
          </table:table-cell>
          <table:table-cell office:value-type="float" office:value="63576379.8653" calcext:value-type="float">
            <text:p>6.36E+07</text:p>
          </table:table-cell>
          <table:table-cell office:value-type="float" office:value="62610561.1405" calcext:value-type="float">
            <text:p>6.26E+07</text:p>
          </table:table-cell>
          <table:table-cell office:value-type="float" office:value="65727557.3046" calcext:value-type="float">
            <text:p>6.57E+07</text:p>
          </table:table-cell>
          <table:table-cell office:value-type="float" office:value="73430364.6346" calcext:value-type="float">
            <text:p>7.34E+07</text:p>
          </table:table-cell>
          <table:table-cell office:value-type="float" office:value="76715026.2244" calcext:value-type="float">
            <text:p>7.67E+07</text:p>
          </table:table-cell>
          <table:table-cell office:value-type="float" office:value="75749207.4995" calcext:value-type="float">
            <text:p>7.57E+07</text:p>
          </table:table-cell>
          <table:table-cell office:value-type="float" office:value="78328298.9523" calcext:value-type="float">
            <text:p>7.83E+07</text:p>
          </table:table-cell>
          <table:table-cell office:value-type="float" office:value="82177185.5639" calcext:value-type="float">
            <text:p>8.22E+07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table:style-name="ce3" office:value-type="float" office:value="53472557.8637" calcext:value-type="float">
            <text:p>5.35E+07</text:p>
          </table:table-cell>
          <table:table-cell office:value-type="float" office:value="54352604.699" calcext:value-type="float">
            <text:p>5.44E+07</text:p>
          </table:table-cell>
          <table:table-cell table:style-name="ce3" office:value-type="float" office:value="59917676.3016" calcext:value-type="float">
            <text:p>5.99E+07</text:p>
          </table:table-cell>
          <table:table-cell office:value-type="float" office:value="60336683.5464" calcext:value-type="float">
            <text:p>6.03E+07</text:p>
          </table:table-cell>
          <table:table-cell office:value-type="float" office:value="63490632.1341" calcext:value-type="float">
            <text:p>6.35E+07</text:p>
          </table:table-cell>
          <table:table-cell office:value-type="float" office:value="67678882.5189" calcext:value-type="float">
            <text:p>6.77E+07</text:p>
          </table:table-cell>
          <table:table-cell office:value-type="float" office:value="72797873.4567" calcext:value-type="float">
            <text:p>7.28E+07</text:p>
          </table:table-cell>
          <table:table-cell office:value-type="float" office:value="76037138.1746" calcext:value-type="float">
            <text:p>7.60E+07</text:p>
          </table:table-cell>
          <table:table-cell office:value-type="float" office:value="79261030.5492" calcext:value-type="float">
            <text:p>7.93E+07</text:p>
          </table:table-cell>
          <table:table-cell office:value-type="float" office:value="80564558.8057" calcext:value-type="float">
            <text:p>8.06E+07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177309712.687" calcext:value-type="float">
            <text:p>1.77E+08</text:p>
          </table:table-cell>
          <table:table-cell office:value-type="float" office:value="165460359.862" calcext:value-type="float">
            <text:p>1.65E+08</text:p>
          </table:table-cell>
          <table:table-cell office:value-type="float" office:value="163766268.343" calcext:value-type="float">
            <text:p>1.64E+08</text:p>
          </table:table-cell>
          <table:table-cell office:value-type="float" office:value="164007787.64" calcext:value-type="float">
            <text:p>1.64E+08</text:p>
          </table:table-cell>
          <table:table-cell office:value-type="float" office:value="165506283.256" calcext:value-type="float">
            <text:p>1.66E+08</text:p>
          </table:table-cell>
          <table:table-cell office:value-type="float" office:value="168391372.494" calcext:value-type="float">
            <text:p>1.68E+08</text:p>
          </table:table-cell>
          <table:table-cell office:value-type="float" office:value="169078160.915" calcext:value-type="float">
            <text:p>1.69E+08</text:p>
          </table:table-cell>
          <table:table-cell office:value-type="float" office:value="171010672.721" calcext:value-type="float">
            <text:p>1.71E+08</text:p>
          </table:table-cell>
          <table:table-cell office:value-type="float" office:value="174459013.118" calcext:value-type="float">
            <text:p>1.74E+08</text:p>
          </table:table-cell>
          <table:table-cell office:value-type="float" office:value="175312298.69" calcext:value-type="float">
            <text:p>1.75E+08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5455802.28317" calcext:value-type="float">
            <text:p>5.46E+06</text:p>
          </table:table-cell>
          <table:table-cell table:style-name="ce3" office:value-type="float" office:value="5268592.98258" calcext:value-type="float">
            <text:p>5.27E+06</text:p>
          </table:table-cell>
          <table:table-cell office:value-type="float" office:value="5749916.39358" calcext:value-type="float">
            <text:p>5.75E+06</text:p>
          </table:table-cell>
          <table:table-cell office:value-type="float" office:value="6337498.55041" calcext:value-type="float">
            <text:p>6.34E+06</text:p>
          </table:table-cell>
          <table:table-cell office:value-type="float" office:value="6673287.65148" calcext:value-type="float">
            <text:p>6.67E+06</text:p>
          </table:table-cell>
          <table:table-cell office:value-type="float" office:value="7336096.15025" calcext:value-type="float">
            <text:p>7.34E+06</text:p>
          </table:table-cell>
          <table:table-cell office:value-type="float" office:value="7958260.74187" calcext:value-type="float">
            <text:p>7.96E+06</text:p>
          </table:table-cell>
          <table:table-cell office:value-type="float" office:value="8440649.4049" calcext:value-type="float">
            <text:p>8.44E+06</text:p>
          </table:table-cell>
          <table:table-cell office:value-type="float" office:value="9018234.03679" calcext:value-type="float">
            <text:p>9.02E+06</text:p>
          </table:table-cell>
          <table:table-cell office:value-type="float" office:value="9507474.7462" calcext:value-type="float">
            <text:p>9.51E+06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table:style-name="ce3" office:value-type="float" office:value="23112931.059" calcext:value-type="float">
            <text:p>2.31E+07</text:p>
          </table:table-cell>
          <table:table-cell office:value-type="float" office:value="27997225.3741" calcext:value-type="float">
            <text:p>2.80E+07</text:p>
          </table:table-cell>
          <table:table-cell office:value-type="float" office:value="32881519.6892" calcext:value-type="float">
            <text:p>3.29E+07</text:p>
          </table:table-cell>
          <table:table-cell office:value-type="float" office:value="37765814.0043" calcext:value-type="float">
            <text:p>3.78E+07</text:p>
          </table:table-cell>
          <table:table-cell office:value-type="float" office:value="40653565.594" calcext:value-type="float">
            <text:p>4.07E+07</text:p>
          </table:table-cell>
          <table:table-cell office:value-type="float" office:value="45454826.0417" calcext:value-type="float">
            <text:p>4.55E+07</text:p>
          </table:table-cell>
          <table:table-cell office:value-type="float" office:value="52418696.9496" calcext:value-type="float">
            <text:p>5.24E+07</text:p>
          </table:table-cell>
          <table:table-cell office:value-type="float" office:value="57302991.2646" calcext:value-type="float">
            <text:p>5.73E+07</text:p>
          </table:table-cell>
          <table:table-cell office:value-type="float" office:value="62187285.5797" calcext:value-type="float">
            <text:p>6.22E+07</text:p>
          </table:table-cell>
          <table:table-cell office:value-type="float" office:value="67071579.8948" calcext:value-type="float">
            <text:p>6.71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8:52:41.188685614</dc:date>
    <meta:editing-duration>PT3M34S</meta:editing-duration>
    <meta:editing-cycles>2</meta:editing-cycles>
    <meta:generator>LibreOffice/4.4.1.2$Linux_X86_64 LibreOffice_project/40m0$Build-2</meta:generator>
    <meta:document-statistic meta:table-count="1" meta:cell-count="143" meta:object-count="0"/>
  </office:meta>
</office:document-meta>
</file>